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A80000009E1F2B054B735D57D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margin-left="0cm" fo:margin-right="0cm" fo:line-height="150%" fo:text-align="start" style:justify-single-word="false" fo:text-indent="1.563cm" style:auto-text-indent="false"/>
      <style:text-properties officeooo:paragraph-rsid="00204534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1.563cm" style:auto-text-indent="false"/>
      <style:text-properties officeooo:paragraph-rsid="00223c77"/>
    </style:style>
    <style:style style:name="P4" style:family="paragraph" style:parent-style-name="Standard">
      <style:paragraph-properties fo:margin-left="0cm" fo:margin-right="0cm" fo:line-height="150%" fo:text-align="start" style:justify-single-word="false" fo:text-indent="1.563cm" style:auto-text-indent="false"/>
      <style:text-properties officeooo:paragraph-rsid="002580cc"/>
    </style:style>
    <style:style style:name="P5" style:family="paragraph" style:parent-style-name="Standard">
      <style:paragraph-properties fo:margin-left="0cm" fo:margin-right="0cm" fo:line-height="150%" fo:text-align="start" style:justify-single-word="false" fo:text-indent="1.563cm" style:auto-text-indent="false"/>
      <style:text-properties officeooo:paragraph-rsid="002b3e16"/>
    </style:style>
    <style:style style:name="P6" style:family="paragraph" style:parent-style-name="Standard">
      <style:paragraph-properties fo:margin-left="0cm" fo:margin-right="0cm" fo:line-height="150%" fo:text-align="start" style:justify-single-word="false" fo:text-indent="1.563cm" style:auto-text-indent="false"/>
      <style:text-properties officeooo:rsid="00204534" officeooo:paragraph-rsid="00204534"/>
    </style:style>
    <style:style style:name="P7" style:family="paragraph" style:parent-style-name="Standard">
      <style:paragraph-properties fo:line-height="150%" fo:text-align="justify" style:justify-single-word="false" fo:break-before="page"/>
    </style:style>
    <style:style style:name="P8" style:family="paragraph" style:parent-style-name="Standard" style:master-page-name="Standard">
      <style:paragraph-properties fo:margin-left="0cm" fo:margin-right="0cm" fo:line-height="150%" fo:text-align="center" style:justify-single-word="false" fo:text-indent="1.563cm" style:auto-text-indent="false" style:page-number="auto"/>
      <style:text-properties fo:color="#000000" fo:font-size="11pt" fo:language="pt" fo:country="BR" fo:font-weight="bold" officeooo:paragraph-rsid="002b3e16" fo:background-color="#ffffff" style:font-size-asian="11pt" style:font-weight-asian="bold" style:font-name-complex="Calibri1" style:font-size-complex="11pt" style:font-weight-complex="bold"/>
    </style:style>
    <style:style style:name="P9" style:family="paragraph" style:parent-style-name="Standard">
      <style:paragraph-properties fo:margin-left="0cm" fo:margin-right="0cm" fo:line-height="150%" fo:text-align="start" style:justify-single-word="false" fo:text-indent="1.563cm" style:auto-text-indent="false"/>
      <style:text-properties fo:color="#000000" fo:font-size="11pt" fo:language="pt" fo:country="BR" fo:font-weight="bold" officeooo:rsid="001c8406" officeooo:paragraph-rsid="002580cc" fo:background-color="#ffffff" style:font-size-asian="11pt" style:font-weight-asian="bold" style:font-name-complex="Calibri1" style:font-size-complex="11pt" style:font-weight-complex="bold"/>
    </style:style>
    <style:style style:name="P10" style:family="paragraph" style:parent-style-name="Standard">
      <style:paragraph-properties fo:margin-left="0cm" fo:margin-right="0cm" fo:line-height="150%" fo:text-align="start" style:justify-single-word="false" fo:text-indent="1.563cm" style:auto-text-indent="false"/>
      <style:text-properties fo:color="#000000" fo:font-size="11pt" fo:language="pt" fo:country="BR" officeooo:rsid="00204534" officeooo:paragraph-rsid="00204534" fo:background-color="#ffffff" style:font-size-asian="11pt" style:font-name-complex="Calibri1" style:font-size-complex="11pt"/>
    </style:style>
    <style:style style:name="P11" style:family="paragraph" style:parent-style-name="Standard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12" style:family="paragraph" style:parent-style-name="Header">
      <style:paragraph-properties fo:text-align="center" style:justify-single-word="false"/>
      <style:text-properties fo:color="#ff0000" style:font-name="Arial" fo:font-style="italic" fo:font-weight="bold" style:font-style-asian="italic" style:font-weight-asian="bold" style:font-name-complex="Arial1"/>
    </style:style>
    <style:style style:name="P13" style:family="paragraph" style:parent-style-name="Header">
      <style:paragraph-properties fo:text-align="center" style:justify-single-word="false"/>
      <style:text-properties style:font-name="Caladea" officeooo:paragraph-rsid="001e6ba6" style:font-name-complex="Caladea1"/>
    </style:style>
    <style:style style:name="P14" style:family="paragraph" style:parent-style-name="Header">
      <style:paragraph-properties fo:text-align="center" style:justify-single-word="false"/>
      <style:text-properties style:font-name="Caladea" fo:font-size="13pt" fo:font-weight="bold" officeooo:paragraph-rsid="001e6ba6" style:font-size-asian="13pt" style:font-weight-asian="bold" style:font-name-complex="Caladea1" style:font-size-complex="13pt" style:font-weight-complex="bold"/>
    </style:style>
    <style:style style:name="P15" style:family="paragraph" style:parent-style-name="Header">
      <style:paragraph-properties fo:text-align="center" style:justify-single-word="false"/>
      <style:text-properties fo:color="#000000" style:font-name="Caladea" fo:font-size="13pt" style:font-size-asian="13pt" style:font-name-complex="Caladea1" style:font-size-complex="13pt"/>
    </style:style>
    <style:style style:name="T1" style:family="text">
      <style:text-properties fo:color="#000000" style:font-name="Calibri" fo:font-size="11pt" fo:language="pt" fo:country="BR" officeooo:rsid="00223c77" fo:background-color="#ffffff" loext:char-shading-value="0" style:font-name-asian="SimSun" style:font-size-asian="11pt" style:language-asian="zh" style:country-asian="CN" style:font-name-complex="Calibri1" style:font-size-complex="11pt" style:language-complex="ar" style:country-complex="SA"/>
    </style:style>
    <style:style style:name="T2" style:family="text">
      <style:text-properties fo:color="#000000" style:font-name="Calibri" fo:font-size="11pt" fo:language="pt" fo:country="BR" officeooo:rsid="002431f0" fo:background-color="#ffffff" loext:char-shading-value="0" style:font-name-asian="SimSun" style:font-size-asian="11pt" style:language-asian="zh" style:country-asian="CN" style:font-name-complex="Calibri1" style:font-size-complex="11pt" style:language-complex="ar" style:country-complex="SA"/>
    </style:style>
    <style:style style:name="T3" style:family="text">
      <style:text-properties fo:color="#000000" style:font-name="Calibri" fo:font-size="11pt" fo:language="pt" fo:country="BR" officeooo:rsid="002580cc" fo:background-color="#ffffff" loext:char-shading-value="0" style:font-name-asian="SimSun" style:font-size-asian="11pt" style:language-asian="zh" style:country-asian="CN" style:font-name-complex="Calibri1" style:font-size-complex="11pt" style:language-complex="ar" style:country-complex="SA"/>
    </style:style>
    <style:style style:name="T4" style:family="text">
      <style:text-properties fo:color="#000000" style:font-name="Calibri" fo:font-size="11pt" fo:language="pt" fo:country="BR" officeooo:rsid="00204534" fo:background-color="#ffffff" loext:char-shading-value="0" style:font-name-asian="SimSun" style:font-size-asian="11pt" style:language-asian="zh" style:country-asian="CN" style:font-name-complex="Calibri1" style:font-size-complex="11pt" style:language-complex="ar" style:country-complex="SA"/>
    </style:style>
    <style:style style:name="T5" style:family="text">
      <style:text-properties fo:color="#000000" style:font-name="Calibri" fo:font-size="11pt" fo:language="pt" fo:country="BR" officeooo:rsid="00273498" fo:background-color="#ffffff" loext:char-shading-value="0" style:font-name-asian="SimSun" style:font-size-asian="11pt" style:language-asian="zh" style:country-asian="CN" style:font-name-complex="Calibri1" style:font-size-complex="11pt" style:language-complex="ar" style:country-complex="SA"/>
    </style:style>
    <style:style style:name="T6" style:family="text">
      <style:text-properties fo:color="#000000" style:font-name="Calibri" fo:font-size="11pt" fo:language="pt" fo:country="BR" fo:font-weight="bold" officeooo:rsid="00223c77" fo:background-color="#ffffff" loext:char-shading-value="0" style:font-name-asian="SimSun" style:font-size-asian="11pt" style:language-asian="zh" style:country-asian="CN" style:font-weight-asian="bold" style:font-name-complex="Calibri1" style:font-size-complex="11pt" style:language-complex="ar" style:country-complex="SA" style:font-weight-complex="bold"/>
    </style:style>
    <style:style style:name="T7" style:family="text">
      <style:text-properties fo:color="#000000" fo:font-size="11pt" fo:language="pt" fo:country="BR" fo:background-color="#ffffff" loext:char-shading-value="0" style:font-size-asian="11pt" style:font-name-complex="Calibri1" style:font-size-complex="11pt"/>
    </style:style>
    <style:style style:name="T8" style:family="text">
      <style:text-properties fo:color="#000000" fo:font-size="11pt" fo:language="pt" fo:country="BR" officeooo:rsid="00223c77" fo:background-color="#ffffff" loext:char-shading-value="0" style:font-size-asian="11pt" style:font-name-complex="Calibri1" style:font-size-complex="11pt"/>
    </style:style>
    <style:style style:name="T9" style:family="text">
      <style:text-properties fo:color="#000000" fo:font-size="11pt" fo:language="pt" fo:country="BR" officeooo:rsid="00204534" fo:background-color="#ffffff" loext:char-shading-value="0" style:font-size-asian="11pt" style:font-name-complex="Calibri1" style:font-size-complex="11pt"/>
    </style:style>
    <style:style style:name="T10" style:family="text">
      <style:text-properties fo:color="#000000" fo:font-size="11pt" fo:language="pt" fo:country="BR" officeooo:rsid="002431f0" fo:background-color="#ffffff" loext:char-shading-value="0" style:font-size-asian="11pt" style:font-name-complex="Calibri1" style:font-size-complex="11pt"/>
    </style:style>
    <style:style style:name="T11" style:family="text">
      <style:text-properties fo:color="#000000" fo:font-size="11pt" fo:language="pt" fo:country="BR" officeooo:rsid="002580cc" fo:background-color="#ffffff" loext:char-shading-value="0" style:font-size-asian="11pt" style:font-name-complex="Calibri1" style:font-size-complex="11pt"/>
    </style:style>
    <style:style style:name="T12" style:family="text">
      <style:text-properties fo:color="#000000" fo:font-size="11pt" fo:language="pt" fo:country="BR" officeooo:rsid="00273498" fo:background-color="#ffffff" loext:char-shading-value="0" style:font-size-asian="11pt" style:font-name-complex="Calibri1" style:font-size-complex="11pt"/>
    </style:style>
    <style:style style:name="T13" style:family="text">
      <style:text-properties fo:color="#000000" fo:font-size="11pt" fo:language="pt" fo:country="BR" fo:font-weight="bold" fo:background-color="#ffffff" loext:char-shading-value="0" style:font-size-asian="11pt" style:font-weight-asian="bold" style:font-name-complex="Calibri1" style:font-size-complex="11pt" style:font-weight-complex="bold"/>
    </style:style>
    <style:style style:name="T14" style:family="text">
      <style:text-properties fo:color="#000000" fo:font-size="11pt" fo:language="pt" fo:country="BR" fo:font-weight="bold" officeooo:rsid="001c8406" fo:background-color="#ffffff" loext:char-shading-value="0" style:font-size-asian="11pt" style:font-weight-asian="bold" style:font-name-complex="Calibri1" style:font-size-complex="11pt" style:font-weight-complex="bold"/>
    </style:style>
    <style:style style:name="T15" style:family="text">
      <style:text-properties fo:color="#000000" fo:font-size="11pt" fo:language="pt" fo:country="BR" fo:font-weight="bold" officeooo:rsid="00204534" fo:background-color="#ffffff" loext:char-shading-value="0" style:font-size-asian="11pt" style:font-weight-asian="bold" style:font-name-complex="Calibri1" style:font-size-complex="11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Calibri" fo:language="en" fo:country="US" officeooo:rsid="002b3e16" style:font-name-asian="SimSun" style:language-asian="zh" style:country-asian="CN" style:font-name-complex="SimSun" style:language-complex="ar" style:country-complex="SA"/>
    </style:style>
    <style:style style:name="T18" style:family="text">
      <style:text-properties officeooo:rsid="002b3e16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8">SEMANA DE 08 DE AGOSTO A 12 DE AGOSTO</text:span></text:p>
      <text:p text:style-name="P5"><text:span text:style-name="T13">Instrutor de Informática</text:span><text:bookmark text:name="_GoBack"/><text:span text:style-name="T13">: Everaldo </text:span><text:span text:style-name="T14">José de Souza</text:span></text:p>
      <text:p text:style-name="P2"><text:span text:style-name="T14">S</text:span><text:span text:style-name="T15">egunda</text:span><text:span text:style-name="T9"> Feira – </text:span><text:span text:style-name="T15">08</text:span><text:span text:style-name="T9"> de Agosto 2022 </text:span></text:p>
      <text:p text:style-name="P10"><text:tab/>2ºA – 07:45 as 08:25</text:p>
      <text:p text:style-name="P10"><text:tab/>4ºB - 08:25 as 09:05</text:p>
      <text:p text:style-name="P6"><text:span text:style-name="T7"><text:tab/>2ºC – </text:span><text:span text:style-name="T8">10:25 as 11:05</text:span></text:p>
      <text:p text:style-name="P6"><text:span text:style-name="T7"><text:tab/>2ºB – </text:span><text:span text:style-name="T8">11:05 as 11:45</text:span></text:p>
      <text:p text:style-name="P4"><text:span text:style-name="T9"><text:tab/></text:span><text:span text:style-name="T11">5</text:span><text:span text:style-name="T9">º</text:span><text:span text:style-name="T11">F</text:span><text:span text:style-name="T9"> – </text:span><text:span text:style-name="T3">13:20</text:span><text:span text:style-name="T9"> as </text:span><text:span text:style-name="T3">14:00</text:span></text:p>
      <text:p text:style-name="P4"><text:span text:style-name="T9"><text:tab/></text:span><text:span text:style-name="T11">3</text:span><text:span text:style-name="T9">º</text:span><text:span text:style-name="T11">D</text:span><text:span text:style-name="T9"> – </text:span><text:span text:style-name="T3">16:00</text:span><text:span text:style-name="T8"> as </text:span><text:span text:style-name="T3">16:40</text:span></text:p>
      <text:p text:style-name="P4"><text:span text:style-name="T8"><text:tab/></text:span><text:span text:style-name="T11">4</text:span><text:span text:style-name="T8">º</text:span><text:span text:style-name="T11">C</text:span><text:span text:style-name="T8"> – </text:span><text:span text:style-name="T3">16:40</text:span><text:span text:style-name="T8"> as </text:span><text:span text:style-name="T3">1</text:span><text:span text:style-name="T5">7</text:span><text:span text:style-name="T3">:20</text:span></text:p>
      <text:p text:style-name="P3"><text:span text:style-name="T6">Terça</text:span><text:span text:style-name="T9"> Feira – </text:span><text:span text:style-name="T15">0</text:span><text:span text:style-name="T6">9</text:span><text:span text:style-name="T9"> de Agosto 2022 </text:span></text:p>
      <text:p text:style-name="P3"><text:span text:style-name="T9"><text:tab/></text:span><text:span text:style-name="T2">3°B </text:span><text:span text:style-name="T9">– 07:45 as 08:25</text:span></text:p>
      <text:p text:style-name="P3"><text:span text:style-name="T9"><text:tab/></text:span><text:span text:style-name="T2">Pré B </text:span><text:span text:style-name="T9">- 08:25 as 09:05</text:span></text:p>
      <text:p text:style-name="P3"><text:span text:style-name="T9"><text:tab/></text:span><text:span text:style-name="T10">1</text:span><text:span text:style-name="T9">º</text:span><text:span text:style-name="T10">A</text:span><text:span text:style-name="T9"> – </text:span><text:span text:style-name="T3">09:45</text:span><text:span text:style-name="T8"> as </text:span><text:span text:style-name="T3">10:25</text:span></text:p>
      <text:p text:style-name="P4"><text:span text:style-name="T3"><text:tab/></text:span><text:span text:style-name="T5">4</text:span><text:span text:style-name="T4">º</text:span><text:span text:style-name="T5">D</text:span><text:span text:style-name="T4"> – </text:span><text:span text:style-name="T3">13:20</text:span><text:span text:style-name="T4"> as </text:span><text:span text:style-name="T3">14:00</text:span></text:p>
      <text:p text:style-name="P4"><text:span text:style-name="T9"><text:tab/></text:span><text:span text:style-name="T5">5ºE</text:span><text:span text:style-name="T9"> – </text:span><text:span text:style-name="T3">14:00</text:span><text:span text:style-name="T9"> as </text:span><text:span text:style-name="T11">14:40</text:span></text:p>
      <text:p text:style-name="P4"><text:span text:style-name="T1"><text:tab/></text:span><text:span text:style-name="T5">1</text:span><text:span text:style-name="T1">º</text:span><text:span text:style-name="T3">C</text:span><text:span text:style-name="T1"> – </text:span><text:span text:style-name="T3">16:40</text:span><text:span text:style-name="T1"> as </text:span><text:span text:style-name="T3">1</text:span><text:span text:style-name="T5">7</text:span><text:span text:style-name="T3">:20</text:span></text:p>
      <text:p text:style-name="P3"><text:span text:style-name="T6">Quarta</text:span><text:span text:style-name="T9"> Feira – </text:span><text:span text:style-name="T6">10</text:span><text:span text:style-name="T9"> de Agosto 2022 </text:span></text:p>
      <text:p text:style-name="P3"><text:span text:style-name="T9"><text:tab/></text:span><text:span text:style-name="T2">5</text:span><text:span text:style-name="T9">º</text:span><text:span text:style-name="T3">B</text:span><text:span text:style-name="T9"> – 07:45 as 08:25</text:span></text:p>
      <text:p text:style-name="P3"><text:span text:style-name="T9"><text:tab/>4º</text:span><text:span text:style-name="T3">A</text:span><text:span text:style-name="T9"> - 08:25 as 09:05</text:span></text:p>
      <text:p text:style-name="P3"><text:span text:style-name="T9"><text:tab/></text:span><text:span text:style-name="T2">5</text:span><text:span text:style-name="T9">ºC – </text:span><text:span text:style-name="T8">10:25 as 11:05</text:span></text:p>
      <text:p text:style-name="P3"><text:span text:style-name="T9"><text:tab/></text:span><text:span text:style-name="T2">5</text:span><text:span text:style-name="T9">º</text:span><text:span text:style-name="T3">A</text:span><text:span text:style-name="T9"> – </text:span><text:span text:style-name="T8">11:05 as 11:45</text:span></text:p>
      <text:p text:style-name="P4"><text:span text:style-name="T8"><text:tab/></text:span><text:span text:style-name="T5">2ºE</text:span><text:span text:style-name="T9"> – </text:span><text:span text:style-name="T3">13:20</text:span><text:span text:style-name="T9"> as </text:span><text:span text:style-name="T3">14:00</text:span></text:p>
      <text:p text:style-name="P4"><text:span text:style-name="T9"><text:tab/></text:span><text:span text:style-name="T5">5ºD</text:span><text:span text:style-name="T9"> – </text:span><text:span text:style-name="T3">14:00</text:span><text:span text:style-name="T9"> as </text:span><text:span text:style-name="T11">14:40</text:span></text:p>
      <text:p text:style-name="P4"><text:span text:style-name="T9"><text:tab/></text:span><text:span text:style-name="T5">1ºE</text:span><text:span text:style-name="T9"> – </text:span><text:span text:style-name="T3">16:00</text:span><text:span text:style-name="T8"> as </text:span><text:span text:style-name="T3">16:40</text:span></text:p>
      <text:p text:style-name="P4"><text:span text:style-name="T8"><text:tab/></text:span><text:span text:style-name="T5">2ºD</text:span><text:span text:style-name="T8"> – </text:span><text:span text:style-name="T3">16:40</text:span><text:span text:style-name="T8"> as </text:span><text:span text:style-name="T3">1</text:span><text:span text:style-name="T5">7</text:span><text:span text:style-name="T3">:20</text:span></text:p>
      <text:p text:style-name="P3"><text:span text:style-name="T6">Quinta</text:span><text:span text:style-name="T9"> Feira – </text:span><text:span text:style-name="T6">11</text:span><text:span text:style-name="T9"> de Agosto 2022 </text:span></text:p>
      <text:p text:style-name="P3"><text:span text:style-name="T9"><text:tab/></text:span><text:span text:style-name="T3">3</text:span><text:span text:style-name="T9">ºA – 07:45 as 08:25</text:span></text:p>
      <text:p text:style-name="P3"><text:span text:style-name="T9"><text:tab/></text:span><text:span text:style-name="T3">Pré C</text:span><text:span text:style-name="T9"> - 08:25 as 09:05</text:span></text:p>
      <text:p text:style-name="P3"><text:span text:style-name="T9"><text:tab/></text:span><text:span text:style-name="T3">Pré A</text:span><text:span text:style-name="T9"> – </text:span><text:span text:style-name="T3">09:45</text:span><text:span text:style-name="T8"> as </text:span><text:span text:style-name="T3">10:25</text:span></text:p>
      <text:p text:style-name="P3"><text:span text:style-name="T9"><text:tab/></text:span><text:span text:style-name="T11">1</text:span><text:span text:style-name="T9">ºB – </text:span><text:span text:style-name="T5">10:25</text:span><text:span text:style-name="T8"> as </text:span><text:span text:style-name="T5">11:05</text:span></text:p>
      <text:p text:style-name="P4"><text:span text:style-name="T9"><text:tab/></text:span><text:span text:style-name="T5">1ºD</text:span><text:span text:style-name="T9"> – </text:span><text:span text:style-name="T3">13:20</text:span><text:span text:style-name="T9"> as </text:span><text:span text:style-name="T3">14:00</text:span></text:p>
      <text:p text:style-name="P4"><text:span text:style-name="T9"><text:tab/></text:span><text:span text:style-name="T5">Pré D</text:span><text:span text:style-name="T9">– </text:span><text:span text:style-name="T3">14:00</text:span><text:span text:style-name="T9"> as </text:span><text:span text:style-name="T11">14:40</text:span></text:p>
      <text:p text:style-name="P4"><text:span text:style-name="T8"><text:tab/></text:span><text:span text:style-name="T12">3</text:span><text:span text:style-name="T8">º</text:span><text:span text:style-name="T11">C</text:span><text:span text:style-name="T8"> – </text:span><text:span text:style-name="T5">16:00</text:span><text:span text:style-name="T8"> as </text:span><text:span text:style-name="T5">16:40</text:span></text:p>
      <text:p text:style-name="P9"/>
      <text:p text:style-name="P11"/>
      <text:p text:style-name="P7"><text:span text:style-name="T16">Turma</text:span>: <text:span text:style-name="T17">Infantil V</text:span></text:p>
      <text:p text:style-name="P1"><text:span text:style-name="T16">Conteúdo</text:span>: BREVE HISTÓRICO DAS TECNOLOGIAS</text:p>
      <text:p text:style-name="P1"><text:span text:style-name="T16">Encaminhamento</text:span>: Apresentar aos alunos o navegar WEB e suas funcionalidades, tendo em vista que alguns alunos apresentam resistência ao uso do computador, disponibilizar video educaional para esses assistirem, utilizando a ferramenta epoptes enviar a atividade aos alunos, <text:s/>demonstrar com o projetor como fazer a atividade.</text:p>
      <text:p text:style-name="P1"><text:span text:style-name="T16">Recursos</text:span>: Computadores e seus periféricos, internet, aparelho multimídia e oralidade.</text:p>
      <text:p text:style-name="P1"/>
      <text:p text:style-name="P1"><text:span text:style-name="T16">Turma</text:span>: 1º ano </text:p>
      <text:p text:style-name="P1"><text:span text:style-name="T16">Conteúdo</text:span>: BREVE HISTÓRICO DAS TECNOLOGIAS</text:p>
      <text:p text:style-name="P1"><text:span text:style-name="T16">Encaminhamento</text:span>: Inicialmente solicitar que aos alunos liguem o computador e entrem no navegar web Firefox. Orientando os alunos a utilizar a barra de navegação para navegar até o site www.friv.com. Durante a navegação será observado nos alunos:</text:p>
      <text:p text:style-name="P1">* Autonomia – Capacidade de resolver os problemas necessários para entrar no site</text:p>
      <text:p text:style-name="P1">* Teclado – Se conhecem as teclas básicas para fazerem a navegação.</text:p>
      <text:p text:style-name="P1">* Mouse – Se sabem utilizar os botões e scrool do mouse.</text:p>
      <text:p text:style-name="P1"><text:span text:style-name="T16">Recursos</text:span>: Computadores e seus periféricos, internet, aparelho multimídia e oralidade.</text:p>
      <text:p text:style-name="P1"/>
      <text:p text:style-name="P1"><text:span text:style-name="T16">Turma</text:span>: 2º ano </text:p>
      <text:p text:style-name="P1"><text:span text:style-name="T16">Conteúdo</text:span>: HISTÓRIA DA TECNOLOGIA: O HOMEM E AS INVENÇÕES EM TECNOLOGIA DE COMUNICAÇÃO DIGITAL.</text:p>
      <text:p text:style-name="P1"><text:span text:style-name="T16">Encaminhamento</text:span>: Inicialmente solicitar que aos alunos liguem o computador e entrem no navegar web Firefox. Orientando os alunos a utilizar a barra de navegação para navegar até o site www.friv.com. Durante a navegação será observado nos alunos:</text:p>
      <text:p text:style-name="P1">* Autonomia – Capacidade de resolver os problemas necessários para entrar no site</text:p>
      <text:p text:style-name="P1">* Teclado – Se conhecem as teclas básicas para fazerem a navegação.</text:p>
      <text:p text:style-name="P1">* Mouse – Se sabem utilizar os botões e scrool do mouse.</text:p>
      <text:p text:style-name="P1"><text:span text:style-name="T16">Recursos</text:span>: Computadores e seus periféricos, internet, aparelho multimídia e oralidade.</text:p>
      <text:p text:style-name="P1"/>
      <text:p text:style-name="P1"><text:span text:style-name="T16">Turma</text:span>: 3º ano </text:p>
      <text:p text:style-name="P1"><text:span text:style-name="T16">Conteúdo</text:span>: BREVE HISTÓRIA DAS TECNOLOGIAS DE ONDE VIERAM OS COMPUTADORES ONDE SÃO USADOS OS COMPUTADORES.</text:p>
      <text:p text:style-name="P1"><text:span text:style-name="T16">Encaminhamento</text:span>: Inicialmente solicitar que aos alunos liguem o computador e entrem no navegar web Firefox. Orientando os alunos a utilizar a barra de navegação para navegar até o site www.friv.com. Apresentar as abas de navegação. Durante a navegação será observado nos alunos:</text:p>
      <text:p text:style-name="P1">* Autonomia – Capacidade de resolver os problemas necessários para entrar no site</text:p>
      <text:p text:style-name="P1">* Teclado – Se conhecem as teclas básicas para fazerem a navegação.</text:p>
      <text:p text:style-name="P1">* Mouse – Se sabem utilizar os botões e scrool do mouse.</text:p>
      <text:p text:style-name="P1"><text:span text:style-name="T16">Recursos</text:span>: Computadores e seus periféricos, internet, aparelho multimídia e oralidade.</text:p>
      <text:p text:style-name="P1"/>
      <text:p text:style-name="P1"><text:soft-page-break/><text:span text:style-name="T16">Turma</text:span>: 4º ano </text:p>
      <text:p text:style-name="P1"><text:span text:style-name="T16">Conteúdo</text:span>: HISTÓRIA DA TECNOLOGIA: O HOMEM E AS INVENÇÕES EM TECNOLOGIA DA INFORMAÇÃO E DA COMUNICAÇÃO DO ÁBACO AO SMARTPHONE.</text:p>
      <text:p text:style-name="P1"><text:span text:style-name="T16">Encaminhamento</text:span>: Inicialmente solicitar que aos alunos liguem o computador e entrem no navegar web Firefox. Orientando os alunos a utilizar a barra de navegação para navegar até o site www.friv.com. Será apresentado a navegação utilizando abas. Posteriormente os alunos serão orientados quanto ao consumo de memória, recursos utilizados do computador e consumo de rede. Será realizado uma breve explicação quanto <text:s/>ao consumo na rede WIFI e o consumo de internet, <text:s/>bem como práticas que podem tornar a rede de navegação muito lenta pelo uso desnecessário das abas. Durante a navegação será observado nos alunos:</text:p>
      <text:p text:style-name="P1">* Autonomia – Capacidade de resolver os problemas necessários para entrar no site</text:p>
      <text:p text:style-name="P1">* Teclado – Se conhecem as teclas básicas para fazerem a navegação.</text:p>
      <text:p text:style-name="P1">* Mouse – Se sabem utilizar os botões e scrool do mouse.</text:p>
      <text:p text:style-name="P1"><text:span text:style-name="T16">Recursos</text:span>: Computadores e seus periféricos, internet, aparelho multimídia e oralidade.</text:p>
      <text:p text:style-name="P1"/>
      <text:p text:style-name="P1"><text:span text:style-name="T16">Turma</text:span>: 5º ano </text:p>
      <text:p text:style-name="P1"><text:span text:style-name="T16">Conteúdo</text:span>: HISTÓRIA DA TECNOLOGIA: O HOMEM E AS INVENÇÕES EM TECNOLOGIA DA INFORMAÇÃO E DA COMUNICAÇÃO DO ÁBACO AO SMARTPHONE.</text:p>
      <text:p text:style-name="P1"><text:span text:style-name="T16">Encaminhamento</text:span>: Inicialmente solicitar que aos alunos liguem o computador e entrem no navegar web Firefox. Orientando os alunos a utilizar a barra de navegação para navegar até o site www.friv.com. Será apresentado a navegação utilizando abas. Posteriormente os alunos serão orientados quanto ao consumo de memória, recursos utilizados do computador e consumo de rede. Será realizado uma breve explicação quanto <text:s/>ao consumo na rede WIFI e o consumo de internet, <text:s/>bem como práticas que podem tornar a rede de navegação muito lenta pelo uso desnecessário das abas. Durante a navegação será observado nos alunos:</text:p>
      <text:p text:style-name="P1">* Autonomia – Capacidade de resolver os problemas necessários para entrar no site</text:p>
      <text:p text:style-name="P1">* Teclado – Se conhecem as teclas básicas para fazerem a navegação.</text:p>
      <text:p text:style-name="P1">* Mouse – Se sabem utilizar os botões e scrool do mouse.</text:p>
      <text:p text:style-name="P1"><text:span text:style-name="T16">Recursos</text:span>: Computadores e seus periféricos, internet, aparelho multimídia e oralidade.</text:p>
      <text:p text:style-name="P1">Observações: 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pt" fo:country="BR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SimSun" style:font-family-asian="SimSun" style:font-family-generic-asian="system" style:font-pitch-asian="variable" style:language-asian="zh" style:country-asian="CN" style:font-name-complex="SimSun" style:font-family-complex="SimSun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>
      <style:text-properties style:font-name="Calibri" fo:font-family="Calibri" style:font-family-generic="roman" style:font-pitch="variable" fo:language="en" fo:country="US" style:language-asian="zh" style:country-asian="CN" style:font-name-complex="SimSun" style:font-family-complex="SimSun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="Calibri" fo:font-family="Calibri" style:font-family-generic="roman" style:font-pitch="variable" fo:language="en" fo:country="US" style:language-asian="zh" style:country-asian="CN" style:font-name-complex="SimSun" style:font-family-complex="SimSun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ff0000" style:font-name="Arial" fo:font-style="italic" fo:font-weight="bold" style:font-style-asian="italic" style:font-weight-asian="bold" style:font-name-complex="Arial1"/>
    </style:style>
    <style:style style:name="MP2" style:family="paragraph" style:parent-style-name="Header">
      <style:paragraph-properties fo:text-align="center" style:justify-single-word="false"/>
      <style:text-properties style:font-name="Caladea" officeooo:paragraph-rsid="001e6ba6" style:font-name-complex="Caladea1"/>
    </style:style>
    <style:style style:name="MP3" style:family="paragraph" style:parent-style-name="Header">
      <style:paragraph-properties fo:text-align="center" style:justify-single-word="false"/>
      <style:text-properties style:font-name="Caladea" fo:font-size="13pt" fo:font-weight="bold" officeooo:paragraph-rsid="001e6ba6" style:font-size-asian="13pt" style:font-weight-asian="bold" style:font-name-complex="Caladea1" style:font-size-complex="13pt" style:font-weight-complex="bold"/>
    </style:style>
    <style:style style:name="MP4" style:family="paragraph" style:parent-style-name="Header">
      <style:paragraph-properties fo:text-align="center" style:justify-single-word="false"/>
      <style:text-properties fo:color="#000000" style:font-name="Caladea" fo:font-size="13pt" style:font-size-asian="13pt" style:font-name-complex="Caladea1" style:font-size-complex="13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1.155cm" fo:margin-bottom="0.885cm" fo:margin-left="0.78cm" fo:margin-right="0.78cm" fo:border="2.24pt solid #000000" fo:padding-top="0.035cm" fo:padding-bottom="0.035cm" fo:padding-left="0.141cm" fo:padding-right="0.14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886cm" fo:margin-bottom="1.886cm" fo:margin-left="1.78cm" fo:margin-right="1.78cm" fo:border="2.24pt solid #000000" fo:padding-top="0.035cm" fo:padding-bottom="0.035cm" fo:padding-left="0.141cm" fo:padding-right="0.14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 3" text:anchor-type="char" svg:x="1.254cm" svg:y="0.233cm" svg:width="1.524cm" svg:height="1.468cm" draw:z-index="2"><draw:image xlink:href="Pictures/10000000000000A80000009E1F2B054B735D57D1.png" xlink:type="simple" xlink:show="embed" xlink:actuate="onLoad" loext:mime-type="image/png"/></draw:frame><text:s text:c="84"/></text:p>
        <text:p text:style-name="MP2"><text:s text:c="9"/></text:p>
        <text:p text:style-name="MP3"/>
        <text:p text:style-name="MP3">Escola Municipal Adolival Pian </text:p>
        <text:p text:style-name="MP4">Educação Infantil, Ensino Fundamental e Educação em Tempo Integral</text:p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18:03:00</meta:creation-date>
    <meta:initial-creator>professores</meta:initial-creator>
    <meta:print-date>2022-08-09T10:34:27.723275016</meta:print-date>
    <dc:date>2022-08-11T17:05:15.235716353</dc:date>
    <meta:editing-cycles>7</meta:editing-cycles>
    <meta:editing-duration>PT18M35S</meta:editing-duration>
    <meta:generator>LibreOffice/6.4.7.2$Linux_X86_64 LibreOffice_project/40$Build-2</meta:generator>
    <meta:document-statistic meta:table-count="0" meta:image-count="1" meta:object-count="0" meta:page-count="3" meta:paragraph-count="78" meta:word-count="850" meta:character-count="5467" meta:non-whitespace-character-count="4514"/>
    <meta:user-defined meta:name="DocSecurity" meta:value-type="float">0</meta:user-defined>
    <meta:user-defined meta:name="ICV">EA62EE80195949BD81FCCB70A3E0E9B0</meta:user-defined>
    <meta:user-defined meta:name="KSOProductBuildVer">1046-11.2.0.11191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